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29ee0" officeooo:paragraph-rsid="00129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３章：gerritによるコメント分析の実験方法</text:p>
      <text:p text:style-name="P1">この章ではどのようにコードレビューの信頼性を求め自動予測へと至ったのか、その実験方法について述べる。</text:p>
      <text:p text:style-name="P1"/>
      <text:p text:style-name="P1">この実験は大きく４段階に分けられる。</text:p>
      <text:p text:style-name="P1">[1]レビューに対するある投票数・投票への推薦・拒絶ごとのレビュワーの信頼性の取得</text:p>
      <text:p text:style-name="P1">[2]投票した順番ごとのレビュワーの信頼性の中央値・第１位四分点・最低値の取得</text:p>
      <text:p text:style-name="P1">[3]取得した値を閾値としてパッチ再投稿予測</text:p>
      <text:p text:style-name="P1"/>
      <text:p text:style-name="P1">[1]</text:p>
      <text:p text:style-name="P1">今回は投票数が１，２，３までのパッチを参照し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4:33:44.875787873</meta:creation-date>
    <dc:date>2015-11-01T14:45:15.310231205</dc:date>
    <meta:editing-duration>P0D</meta:editing-duration>
    <meta:editing-cycles>1</meta:editing-cycles>
    <meta:document-statistic meta:table-count="0" meta:image-count="0" meta:object-count="0" meta:page-count="1" meta:paragraph-count="8" meta:word-count="208" meta:character-count="221" meta:non-whitespace-character-count="221"/>
    <meta:generator>LibreOffice/4.2.8.2$Linux_X86_64 LibreOffice_project/420m0$Build-2</meta:generator>
  </office:meta>
</office:document-meta>
</file>